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2cm" style:rel-column-width="81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06e" officeooo:paragraph-rsid="000d106e"/>
    </style:style>
    <style:style style:name="P2" style:family="paragraph" style:parent-style-name="Standard">
      <style:text-properties officeooo:rsid="000d6650" officeooo:paragraph-rsid="000d6650"/>
    </style:style>
    <style:style style:name="P3" style:family="paragraph" style:parent-style-name="Table_20_Contents">
      <style:paragraph-properties fo:text-align="center" style:justify-single-word="false"/>
      <style:text-properties officeooo:rsid="000d106e" officeooo:paragraph-rsid="000d106e"/>
    </style:style>
    <style:style style:name="P4" style:family="paragraph" style:parent-style-name="Table_20_Contents">
      <style:paragraph-properties fo:text-align="center" style:justify-single-word="false"/>
      <style:text-properties officeooo:rsid="000d6650" officeooo:paragraph-rsid="000d6650"/>
    </style:style>
    <style:style style:name="T1" style:family="text">
      <style:text-properties officeooo:rsid="000dfa4a"/>
    </style:style>
    <style:style style:name="T2" style:family="text">
      <style:text-properties officeooo:rsid="000e325f"/>
    </style:style>
    <style:style style:name="T3" style:family="text">
      <style:text-properties officeooo:rsid="000e9777"/>
    </style:style>
    <style:style style:name="T4" style:family="text">
      <style:text-properties officeooo:rsid="000fa6be"/>
    </style:style>
    <style:style style:name="T5" style:family="text">
      <style:text-properties officeooo:rsid="001121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53 Data hazard composition</text:p>
      <text:p text:style-name="P1"/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3">DATA</text:p>
          </table:table-cell>
          <table:table-cell table:style-name="Table1.A1" office:value-type="string">
            <text:p text:style-name="P3">JXX</text:p>
          </table:table-cell>
          <table:table-cell table:style-name="Table1.A1" office:value-type="string">
            <text:p text:style-name="P3">RET</text:p>
          </table:table-cell>
          <table:table-cell table:style-name="Table1.A1" office:value-type="string">
            <text:p text:style-name="P3">FETCH</text:p>
          </table:table-cell>
          <table:table-cell table:style-name="Table1.A1" office:value-type="string">
            <text:p text:style-name="P3">DECODE</text:p>
          </table:table-cell>
          <table:table-cell table:style-name="Table1.A1" office:value-type="string">
            <text:p text:style-name="P3">EXECUTE</text:p>
          </table:table-cell>
          <table:table-cell table:style-name="Table1.A1" office:value-type="string">
            <text:p text:style-name="P3">MEMORY</text:p>
          </table:table-cell>
          <table:table-cell table:style-name="Table1.H1" office:value-type="string">
            <text:p text:style-name="P3">WRITE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N</text:p>
          </table:table-cell>
          <table:table-cell table:style-name="Table1.H2" office:value-type="string">
            <text:p text:style-name="P4">N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N</text:p>
          </table:table-cell>
          <table:table-cell table:style-name="Table1.H2" office:value-type="string">
            <text:p text:style-name="P4">N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N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N</text:p>
          </table:table-cell>
          <table:table-cell table:style-name="Table1.H2" office:value-type="string">
            <text:p text:style-name="P4">N</text:p>
          </table:table-cell>
        </table:table-row>
        <table:table-row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N</text:p>
          </table:table-cell>
          <table:table-cell table:style-name="Table1.H2" office:value-type="string">
            <text:p text:style-name="P4">N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N</text:p>
          </table:table-cell>
          <table:table-cell table:style-name="Table1.H2" office:value-type="string">
            <text:p text:style-name="P4">N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N</text:p>
          </table:table-cell>
          <table:table-cell table:style-name="Table1.H2" office:value-type="string">
            <text:p text:style-name="P4">N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0</text:p>
          </table:table-cell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N</text:p>
          </table:table-cell>
          <table:table-cell table:style-name="Table1.H2" office:value-type="string">
            <text:p text:style-name="P4">N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4">S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B</text:p>
          </table:table-cell>
          <table:table-cell table:style-name="Table1.A2" office:value-type="string">
            <text:p text:style-name="P4">N</text:p>
          </table:table-cell>
          <table:table-cell table:style-name="Table1.H2" office:value-type="string">
            <text:p text:style-name="P4">N</text:p>
          </table:table-cell>
        </table:table-row>
      </table:table>
      <text:p text:style-name="P1"/>
      <text:p text:style-name="P2">Using K-Map to solve for bubble and stall for different stage</text:p>
      <text:p text:style-name="P2"/>
      <text:p text:style-name="P2">F_bubble = 0</text:p>
      <text:p text:style-name="P2">F_stall = <text:span text:style-name="T1">DATA || RET</text:span></text:p>
      <text:p text:style-name="P2">D_bubble = <text:s/><text:span text:style-name="T2">(</text:span>!<text:span text:style-name="T2">DATA &amp; RET) || JXX</text:span></text:p>
      <text:p text:style-name="P2">D_stall = <text:span text:style-name="T3">DATA &amp; !JXX</text:span></text:p>
      <text:p text:style-name="P2">E_bubble = <text:span text:style-name="T5">DATA || JXX</text:span></text:p>
      <text:p text:style-name="P2">E_stall = <text:span text:style-name="T4">0</text:span></text:p>
      <text:p text:style-name="P2">M_bubble = <text:span text:style-name="T4">MEM EXCEPTION</text:span></text:p>
      <text:p text:style-name="P2">M_stall = <text:span text:style-name="T4">0</text:span></text:p>
      <text:p text:style-name="P2">W_bubble = <text:span text:style-name="T4">0</text:span></text:p>
      <text:p text:style-name="P2">W_stall = <text:span text:style-name="T4">WRITE EXCEP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uv </meta:initial-creator>
    <meta:creation-date>2018-09-05T23:01:46.328769310</meta:creation-date>
    <dc:date>2018-09-05T23:19:50.786218646</dc:date>
    <dc:creator>Dhruv </dc:creator>
    <meta:editing-duration>PT18M</meta:editing-duration>
    <meta:editing-cycles>7</meta:editing-cycles>
    <meta:generator>LibreOffice/5.4.4.2$Linux_X86_64 LibreOffice_project/40m0$Build-2</meta:generator>
    <meta:document-statistic meta:table-count="1" meta:image-count="0" meta:object-count="0" meta:page-count="1" meta:paragraph-count="84" meta:word-count="129" meta:character-count="383" meta:non-whitespace-character-count="337"/>
  </office:meta>
</office:document-meta>
</file>